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8pt" officeooo:rsid="001c9576" officeooo:paragraph-rsid="001c9576" style:font-size-asian="18pt" style:font-size-complex="18pt"/>
    </style:style>
    <style:style style:name="P2" style:family="paragraph" style:parent-style-name="Standard">
      <style:text-properties style:text-position="0% 100%" fo:font-size="18pt" officeooo:rsid="001ccb7b" officeooo:paragraph-rsid="001ccb7b" style:font-size-asian="18pt" style:font-size-complex="18pt"/>
    </style:style>
    <style:style style:name="P3" style:family="paragraph" style:parent-style-name="Standard">
      <style:text-properties style:text-position="0% 100%" fo:font-size="18pt" officeooo:rsid="001d92f3" officeooo:paragraph-rsid="001d92f3" style:font-size-asian="18pt" style:font-size-complex="18pt"/>
    </style:style>
    <style:style style:name="P4" style:family="paragraph" style:parent-style-name="Standard">
      <style:text-properties style:text-position="0% 100%" fo:font-size="18pt" officeooo:rsid="001dcd81" officeooo:paragraph-rsid="001dcd81" style:font-size-asian="18pt" style:font-size-complex="18pt"/>
    </style:style>
    <style:style style:name="T1" style:family="text">
      <style:text-properties officeooo:rsid="001d92f3"/>
    </style:style>
    <style:style style:name="T2" style:family="text">
      <style:text-properties officeooo:rsid="001dcd81"/>
    </style:style>
    <style:style style:name="T3" style:family="text">
      <style:text-properties officeooo:rsid="001e16be"/>
    </style:style>
    <style:style style:name="T4" style:family="text">
      <style:text-properties officeooo:rsid="00218d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de automatizado de alocação de aeronaves as posições do pátio de manobras</text:p>
      <text:p text:style-name="P1"/>
      <text:p text:style-name="P1">O sistema deverá permitir o cadastro de aeronaves, o cadastro de posiçoes de estacionamento, a alocação da aeronave a posição mais conveniente.</text:p>
      <text:p text:style-name="P1"/>
      <text:p text:style-name="P1">O sistema deve conter uma fila de prioridades de posições para cada companhia aerea.</text:p>
      <text:p text:style-name="P1">A aeronave devera ser alocada na posição mais prioritária que esteja livre no horário confirmado de pouso desde que a posição co<text:span text:style-name="T2">m</text:span>porte tal aeronave.</text:p>
      <text:p text:style-name="P1"><text:s/></text:p>
      <text:p text:style-name="P1">O sistema deve alocar aeronaves asa fixa dos grupos I e II</text:p>
      <text:p text:style-name="P1">Os critérios de alocação de aeronaves do grupo I será conforme já definido acima.</text:p>
      <text:p text:style-name="P1"/>
      <text:p text:style-name="P1">As aeronaves do grupo II são divididas em duas categorias a saber: </text:p>
      <text:p text:style-name="P1">i) Aeronaves de asa fixa</text:p>
      <text:p text:style-name="P1">ii) Aeronaves de asa móvel (Helicópero)</text:p>
      <text:p text:style-name="P2">Podendo ser aeronaves civis ou militares</text:p>
      <text:p text:style-name="P1"/>
      <text:p text:style-name="P1">As aeronaves do Grupo I são classificadas ainda por tipo de vôo:</text:p>
      <text:p text:style-name="P1">i) Regular</text:p>
      <text:p text:style-name="P1">ii) Não Regular</text:p>
      <text:p text:style-name="P1">iii) Charter</text:p>
      <text:p text:style-name="P1">iv) Fretamento</text:p>
      <text:p text:style-name="P1">v) Translado</text:p>
      <text:p text:style-name="P1"/>
      <text:p text:style-name="P2">As aeronaves do grupo II precisam solicitar previamente um dia e horário para pouso sendo que neste caso seu pouso será considerado com coordenação e terá sua permanecia garantida, conforme acordado com a Infraero. Deve ser informado a matrícula da aeronave, o equipamento, o nome do comandante a <text:soft-page-break/>hora de pouso e a hora de decolagem. Será definida uma posição para a alocação da aeronave que esteja vazia nesta data.</text:p>
      <text:p text:style-name="P2"/>
      <text:p text:style-name="P2">Logo o sistema deve ter um banco de dados onde armazenaremos as aeronaves alocadas a cada posição e as posições vazias para fins de efetivar a politica de alocação.</text:p>
      <text:p text:style-name="P2"/>
      <text:p text:style-name="P2">Hoje usamos uma planilha excel para alocação <text:span text:style-name="T2">das aeronaves do grupo II</text:span>, a id<text:span text:style-name="T2">é</text:span>ia <text:span text:style-name="T2">é</text:span> mudar para um banco de dados. Dai ser<text:span text:style-name="T2">á</text:span> possível determinar com menor margem de erro a melhor posição vazia em determinado dia e horário para alocar uma dada aeronave. (Estes criterios precisarão ser definidos).</text:p>
      <text:p text:style-name="P2"/>
      <text:p text:style-name="P2">O sistema não permit<text:span text:style-name="T1">irá</text:span> a alocaç<text:span text:style-name="T2">ã</text:span>o de mais de uma aeronave em uma mesma posição. Salvo se realizado de forma manual pelo encarregado.</text:p>
      <text:p text:style-name="P2"/>
      <text:p text:style-name="P3">Observamos que temos na verdade ao menos duas politicas de alocação diferentes conforme a aeronave seja do grupo I ou II.</text:p>
      <text:p text:style-name="P3"/>
      <text:p text:style-name="P3">Precisaremos definir critérios para alocação de aeronaves asa m<text:span text:style-name="T2">ó</text:span>vel e também aeronaves militares, por exemplo prioridade.</text:p>
      <text:p text:style-name="P3"/>
      <text:p text:style-name="P3">De uma aeronave desejamos saber:</text:p>
      <text:p text:style-name="P3">- A matricula </text:p>
      <text:p text:style-name="P3">- A qual grupo ela pertence</text:p>
      <text:p text:style-name="P3">- Asa fixa ou asa móvel</text:p>
      <text:p text:style-name="P3">- Envergadura(comprimento e largura)</text:p>
      <text:p text:style-name="P3">- PMD (Peso máximo de decolagem)</text:p>
      <text:p text:style-name="P4">- Pessoas a bordo</text:p>
      <text:p text:style-name="P3"/>
      <text:p text:style-name="P3">Para as aeronaves do grupo I, após alocar a posição de estacionamento, deverão ser alocados taambém as esteiras de bagagem, e o port<text:span text:style-name="T4">ã</text:span>o que será utilizado para embarque.</text:p>
      <text:p text:style-name="P3"/>
      <text:p text:style-name="P3"><text:soft-page-break/>Logo: O sistema deverá permitir o cadastramento de portão de embarque e esteiras de bagagem</text:p>
      <text:p text:style-name="P3"/>
      <text:p text:style-name="P3">O sistema deverá permitir alterações de alocação realizadas manualmente e atualizar o banco de dados convenientemente.</text:p>
      <text:p text:style-name="P3"/>
      <text:p text:style-name="P3">O sistema deverá permitir a execução simultânea em várias estações de trabalho.</text:p>
      <text:p text:style-name="P3"><text:s text:c="2"/></text:p>
      <text:p text:style-name="P4">O sistema deve apresentar boa manutenibilidade e usabilidade.</text:p>
      <text:p text:style-name="P4">O sistema deve permitir a geração de relatórios gerenciais.</text:p>
      <text:p text:style-name="P4">O sistema deve ser independente de plataforma.</text:p>
      <text:p text:style-name="P4">O sistema deve <text:span text:style-name="T3">exibir</text:span> uma relaçao <text:span text:style-name="T3">(tabela)</text:span>dos voos previstos para um determinado dia conforme Hotran e <text:span text:style-name="T3">conforme acordo das aeronave s do grupo II com a Infraero. Esta tabela deve ser atualizada dinamicament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22:34:03.790474712</meta:creation-date>
    <dc:date>2017-05-23T23:21:22.629716652</dc:date>
    <meta:editing-duration>PT3M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39" meta:word-count="521" meta:character-count="3153" meta:non-whitespace-character-count="2664"/>
  </office:meta>
</office:document-meta>
</file>